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Times New Roman"/>
    </style:style>
    <style:style style:name="P3" style:family="paragraph" style:parent-style-name="Standard" style:list-style-name="L1">
      <style:text-properties fo:color="#000000" style:font-name="Times New Roman"/>
    </style:style>
    <style:style style:name="P4" style:family="paragraph" style:parent-style-name="Standard" style:list-style-name="L2">
      <style:text-properties fo:color="#000000"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a del día 27/03/2012</text:p>
      <text:p text:style-name="P2"/>
      <text:p text:style-name="P1"><text:span text:style-name="T1">Puntos </text:span>presentes<text:span text:style-name="T1"> en minutas anteriores, aún no completados o al menos no completados totalmente</text:span></text:p>
      <text:p text:style-name="P2"/>
      <text:p text:style-name="P2">(copiado literalmente)</text:p>
      <text:p text:style-name="P2"/>
      <text:list xml:id="list1503160073" text:style-name="L1">
        <text:list-item>
          <text:p text:style-name="P3">Configuraciones varias. Documentar todo. Scripts</text:p>
        </text:list-item>
        <text:list-item>
          <text:p text:style-name="P3">Jboss: pruebas, documentar todo, y generar script siempre que se pueda</text:p>
        </text:list-item>
        <text:list-item>
          <text:p text:style-name="P3">Jmeter</text:p>
        </text:list-item>
        <text:list-item>
          <text:p text:style-name="P3">Documentación 4 + 1: punto sumado previo a la reunión de diciembre con las tutoras; ahora no tendría sentido; lo que sí se podría hacer, es explicar las nuevas arquitecturas, no con tanta profundidad como la propuesta por el modelo de documentación 4 + 1, pero sí algo así</text:p>
        </text:list-item>
        <text:list-item>
          <text:p text:style-name="P3">Prueba del balanceador de carga: podría estar de más, porque es un problema centrado en el balanceador de carga; ojo</text:p>
        </text:list-item>
        <text:list-item>
          <text:p text:style-name="P3">Sumar particularidades específicas de Jboss y Terracotta; ubicar características que tienen ambos; ver las diferencias</text:p>
        </text:list-item>
        <text:list-item>
          <text:p text:style-name="P3">Destacar el análisis de los clusters; apéndices, capítulos; finalmente se presenta tremendo mamotreto, así que la verdad es lo mismo; llevar la aplicación a un apéndice o algo así</text:p>
        </text:list-item>
        <text:list-item>
          <text:p text:style-name="P3">[Repasar la minuta del 05/01/2012]</text:p>
        </text:list-item>
        <text:list-item>
          <text:p text:style-name="P3">[Repasar la minuta del 10/01/2012]</text:p>
        </text:list-item>
      </text:list>
      <text:p text:style-name="P2"/>
      <text:p text:style-name="P2">Puntos del día 27/03/2012</text:p>
      <text:p text:style-name="P2"/>
      <text:list xml:id="list511216499" text:style-name="L2">
        <text:list-item>
          <text:p text:style-name="P4">Se repasaron las minutas</text:p>
        </text:list-item>
        <text:list-item>
          <text:p text:style-name="P4">Quedan los EJBs. Una vez que estén desarrolladas las pruebas, preguntar qué hacemos</text:p>
        </text:list-item>
        <text:list-item>
          <text:p text:style-name="P4">EJB: ¿se pueden clusterizar por ejemplo 8 servicios del mismo EJB? ¿o es siempre el mismo EJB?</text:p>
        </text:list-item>
        <text:list-item>
          <text:p text:style-name="P4">Por ahora darle importancia a los dos proyectos nuevos, los de Martín</text:p>
        </text:list-item>
        <text:list-item>
          <text:p text:style-name="P4">Jboss, a partir del proyecto nuevo.</text:p>
        </text:list-item>
        <text:list-item>
          <text:p text:style-name="P4">Contexto ideal: investigar en paralelo</text:p>
        </text:list-item>
        <text:list-item>
          <text:p text:style-name="P4">Contexto normal: tal vez para un poco más adelante</text:p>
        </text:list-item>
        <text:list-item>
          <text:p text:style-name="P4">Documentar todo lo nuevo; suspender momentáneamente el mantenimiento de los informes</text:p>
        </text:list-item>
        <text:list-item>
          <text:p text:style-name="P4">Jmeter</text:p>
        </text:list-item>
        <text:list-item>
          <text:p text:style-name="P4">Si levantamos lo que tenemos =&gt; Mails a las profesoras</text:p>
        </text:list-item>
      </text:list>
      <text:p text:style-name="P2"/>
      <text:p text:style-name="P2">El lunes 2 mandar mail para juntarn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9T01:28:40</dc:date>
    <dc:creator>diego </dc:creator>
    <meta:generator>LibreOffice/3.4$Unix LibreOffice_project/340m1$Build-402</meta:generator>
    <meta:editing-duration>PT51M19S</meta:editing-duration>
    <meta:editing-cycles>13</meta:editing-cycles>
    <meta:document-statistic meta:table-count="0" meta:image-count="0" meta:object-count="0" meta:page-count="1" meta:paragraph-count="24" meta:word-count="278" meta:character-count="1637" meta:non-whitespace-character-count="1402"/>
  </office:meta>
</office:document-meta>
</file>